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35cm" fo:min-width="6.6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95cm" fo:min-width="6.6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05cm" fo:min-width="6.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marker-end="Small_20_Arrow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marker-end="Squar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7.1cm" svg:height="3.6cm" svg:x="2.8cm" svg:y="3.8cm">
          <text:p text:style-name="P1">High Bias?</text:p>
          <text:p text:style-name="P1"><text:span text:style-name="T1"/></text:p>
          <text:p text:style-name="P1"><text:span text:style-name="T1">(Wie ist die Training Data </text:span></text:p>
          <text:p text:style-name="P1"><text:span text:style-name="T1">Performance?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.1cm" svg:height="3.2cm" svg:x="2.8cm" svg:y="9.4cm">
          <text:p text:style-name="P1">High Variance?</text:p>
          <text:p text:style-name="P1"><text:span text:style-name="T1"/></text:p>
          <text:p text:style-name="P1"><text:span text:style-name="T1">(Wie ist die </text:span></text:p>
          <text:p text:style-name="P1"><text:span text:style-name="T1">Dev-Set Performance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7.1cm" svg:height="3.3cm" svg:x="15.4cm" svg:y="3.9cm">
          <text:p text:style-name="P1">Größeres Netzwerk</text:p>
          <text:p text:style-name="P1"><text:span text:style-name="T1">(mehr hidden units, </text:span></text:p>
          <text:p text:style-name="P1"><text:span text:style-name="T1">Mehr Lernzyklen, </text:span></text:p>
          <text:p text:style-name="P1"><text:span text:style-name="T1">Ändere die NN </text:span></text:p>
          <text:p text:style-name="P1"><text:span text:style-name="T1">Architektur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7.1cm" svg:height="3.3cm" svg:x="15.4cm" svg:y="9.4cm">
          <text:p text:style-name="P1">Mehr Daten</text:p>
          <text:p text:style-name="P1"><text:span text:style-name="T1"/></text:p>
          <text:p text:style-name="P1"><text:span text:style-name="T1">Wende Regularization an</text:span></text:p>
          <text:p text:style-name="P1"><text:span text:style-name="T1">(Ändere die NN Architecture)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25cm" svg:height="0.962cm" svg:x="12.275cm" svg:y="6.1cm">
          <draw:text-box>
            <text:p>Y</text:p>
          </draw:text-box>
        </draw:frame>
        <draw:connector draw:style-name="gr5" draw:text-style-name="P1" xml:id="id5" draw:id="id5" draw:layer="layout" draw:line-skew="0cm -1.099cm" svg:x1="22.5cm" svg:y1="5.55cm" svg:x2="6.35cm" svg:y2="3.8cm" draw:start-shape="id1" draw:start-glue-point="1" draw:end-shape="id2" draw:end-glue-point="0" svg:d="M22500 5550h501v-3350h-16651v1600" svg:viewBox="0 0 16652 3351">
          <text:p/>
        </draw:connector>
        <draw:connector draw:style-name="gr5" draw:text-style-name="P1" draw:layer="layout" svg:x1="6.35cm" svg:y1="7.4cm" svg:x2="6.35cm" svg:y2="9.4cm" draw:start-shape="id2" draw:start-glue-point="2" draw:end-shape="id3" draw:end-glue-point="0" svg:d="M6350 7400v2000" svg:viewBox="0 0 1 2001">
          <text:p/>
        </draw:connector>
        <draw:frame draw:style-name="gr6" draw:text-style-name="P3" draw:layer="layout" svg:width="0.959cm" svg:height="0.962cm" svg:x="6.566cm" svg:y="7.746cm">
          <draw:text-box>
            <text:p>N</text:p>
          </draw:text-box>
        </draw:frame>
        <draw:connector draw:style-name="gr7" draw:text-style-name="P1" draw:layer="layout" draw:line-skew="1.698cm" svg:x1="22.5cm" svg:y1="11.05cm" svg:x2="23.001cm" svg:y2="2.2cm" draw:start-shape="id4" draw:start-glue-point="1" draw:end-shape="id5" draw:end-glue-point="0" svg:d="M22500 11050h2700v-8850h-2199" svg:viewBox="0 0 2701 8851">
          <text:p/>
        </draw:connector>
        <draw:frame draw:style-name="gr6" draw:text-style-name="P3" draw:layer="layout" svg:width="0.925cm" svg:height="0.962cm" svg:x="12.2cm" svg:y="11.6cm">
          <draw:text-box>
            <text:p>Y</text:p>
          </draw:text-box>
        </draw:frame>
        <draw:connector draw:style-name="gr5" draw:text-style-name="P1" draw:layer="layout" svg:x1="6.35cm" svg:y1="12.6cm" svg:x2="6.35cm" svg:y2="14.9cm" draw:start-shape="id3" draw:start-glue-point="2" draw:end-shape="id6" draw:end-glue-point="0" svg:d="M6350 12600v2300" svg:viewBox="0 0 1 2301">
          <text:p/>
        </draw:connector>
        <draw:frame draw:style-name="gr6" draw:text-style-name="P3" draw:layer="layout" svg:width="0.959cm" svg:height="0.962cm" svg:x="6.7cm" svg:y="13.3cm">
          <draw:text-box>
            <text:p>N</text:p>
          </draw:text-box>
        </draw:frame>
        <draw:custom-shape draw:style-name="gr2" draw:text-style-name="P2" xml:id="id6" draw:id="id6" draw:layer="layout" svg:width="7.1cm" svg:height="3.2cm" svg:x="2.8cm" svg:y="14.9cm">
          <text:p text:style-name="P1">Don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9cm" svg:y1="5.6cm" svg:x2="15.4cm" svg:y2="5.55cm" draw:start-shape="id2" draw:start-glue-point="1" draw:end-shape="id1" draw:end-glue-point="3" svg:d="M9900 5600h2750v-50h2750" svg:viewBox="0 0 5501 51">
          <text:p/>
        </draw:connector>
        <draw:connector draw:style-name="gr5" draw:text-style-name="P1" draw:layer="layout" svg:x1="9.9cm" svg:y1="11cm" svg:x2="15.4cm" svg:y2="11.05cm" draw:start-shape="id3" draw:start-glue-point="1" draw:end-shape="id4" draw:end-glue-point="3" svg:d="M9900 11000h2750v50h2750" svg:viewBox="0 0 5501 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8:49:36.344673967</meta:creation-date>
    <dc:date>2020-11-30T19:12:23.317597087</dc:date>
    <meta:editing-duration>PT12M33S</meta:editing-duration>
    <meta:editing-cycles>5</meta:editing-cycles>
    <meta:generator>LibreOffice/6.4.6.2$Linux_X86_64 LibreOffice_project/40$Build-2</meta:generator>
    <meta:document-statistic meta:object-count="15"/>
  </office:meta>
</office:document-meta>
</file>